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461" officeooo:paragraph-rsid="0019d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blas</text:p>
      <text:p text:style-name="P1"/>
      <text:p text:style-name="P1">Jugadores(DNI,Nombre,Edad,Correo)</text:p>
      <text:p text:style-name="P1">PK: DNI</text:p>
      <text:p text:style-name="P1">UK: Correo</text:p>
      <text:p text:style-name="P1">NN: Nombre, Edad</text:p>
      <text:p text:style-name="P1"/>
      <text:p text:style-name="P1">Cuentas(Nick, Fecha_Creación, DNI)<text:line-break/>PK: Nick</text:p>
      <text:p text:style-name="P1">FK: DNI → Jugadores</text:p>
      <text:p text:style-name="P1">NN: Fecha_Creación</text:p>
      <text:p text:style-name="P1"/>
      <text:p text:style-name="P1">Juegos(Cod_Juego, Precio, Nombre, tipo, Compañía_servidor, Duración)<text:line-break/>PK: Cod_Juego</text:p>
      <text:p text:style-name="P1">NN: Precio, Nombre</text:p>
      <text:p text:style-name="P1">CK: tipo → Multijugador, un jugador</text:p>
      <text:p text:style-name="P1"/>
      <text:p text:style-name="P1">Cuentas_Tienen_Juegos(Nick,cod_juego, fecha_compra)</text:p>
      <text:p text:style-name="P1">PK: Nick, cod_juego</text:p>
      <text:p text:style-name="P1">FK: Nick → Cuentas</text:p>
      <text:p text:style-name="P1">FK: cod_juego → Juegos</text:p>
      <text:p text:style-name="P1">NN: Fecha_compra</text:p>
      <text:p text:style-name="P1"/>
      <text:p text:style-name="P1">Logros(Nombre, puntos, numero, cod_juego)<text:line-break/>PK: cod_juego, numero</text:p>
      <text:p text:style-name="P1">FK: cod_juego → Juegos</text:p>
      <text:p text:style-name="P1">NN: Nombre, Puntos</text:p>
      <text:p text:style-name="P1"/>
      <text:p text:style-name="P1">Cuentas_Consiguen_Logros(cod_juego,numero,nick,fecha_logro)</text:p>
      <text:p text:style-name="P1">PK: cod_juego, numero, nick</text:p>
      <text:p text:style-name="P1">FK: cod_juego, numero → Logros</text:p>
      <text:p text:style-name="P1">FK: Nick → <text:s/>Cuenta</text:p>
      <text:p text:style-name="P1">NN: Fecha_logro</text:p>
      <text:p text:style-name="P1"/>
      <text:p text:style-name="P1">Competición(cod_competición, nombre, fecha_competición)</text:p>
      <text:p text:style-name="P1">PK: Cod_competición</text:p>
      <text:p text:style-name="P1">NN: Nombre, Fecha_competición</text:p>
      <text:p text:style-name="P1"/>
      <text:p text:style-name="P1">Participaciones(DNI, Cod_competición, cod_juego, puesto)<text:line-break/>PK: DNI, cod_competición, cod_juego</text:p>
      <text:p text:style-name="P1">FK: DNI → Jugadores</text:p>
      <text:p text:style-name="P1">FK: cod_competición → Competición</text:p>
      <text:p text:style-name="P1">FK: Cod_juego → Juegos</text:p>
      <text:p text:style-name="P1">NN: Pues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1T21:17:36.870000000</dc:date>
    <meta:editing-duration>PT9M51S</meta:editing-duration>
    <meta:editing-cycles>1</meta:editing-cycles>
    <meta:document-statistic meta:table-count="0" meta:image-count="0" meta:object-count="0" meta:page-count="1" meta:paragraph-count="32" meta:word-count="112" meta:character-count="944" meta:non-whitespace-character-count="863"/>
    <meta:generator>LibreOffice/7.2.7.2$Windows_X86_64 LibreOffice_project/8d71d29d553c0f7dcbfa38fbfda25ee34cce99a2</meta:generator>
  </office:meta>
</office:document-meta>
</file>